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552in"/>
        </style:tab-stops>
      </style:paragraph-properties>
    </style:style>
    <style:style style:name="P2" style:family="paragraph" style:parent-style-name="Standard">
      <style:paragraph-properties fo:margin-top="0in" fo:margin-bottom="0in"/>
    </style:style>
    <style:style style:name="P3" style:family="paragraph" style:parent-style-name="Standard">
      <style:paragraph-properties fo:margin-top="0in" fo:margin-bottom="0in">
        <style:tab-stops>
          <style:tab-stop style:position="0.6772in"/>
          <style:tab-stop style:position="0.9898in"/>
          <style:tab-stop style:position="1.2189in"/>
          <style:tab-stop style:position="2.8854in"/>
          <style:tab-stop style:position="4.4063in"/>
          <style:tab-stop style:position="4.7398in"/>
          <style:tab-stop style:position="5.1772in"/>
          <style:tab-stop style:position="5.4898in"/>
        </style:tab-stops>
      </style:paragraph-properties>
    </style:style>
    <style:style style:name="P4" style:family="paragraph" style:parent-style-name="Standard">
      <style:paragraph-properties fo:margin-top="0in" fo:margin-bottom="0in" fo:line-height="100%">
        <style:tab-stops>
          <style:tab-stop style:position="0.9898in"/>
          <style:tab-stop style:position="1.2189in"/>
          <style:tab-stop style:position="2.4272in"/>
        </style:tab-stops>
      </style:paragraph-properties>
    </style:style>
    <style:style style:name="P5" style:family="paragraph" style:parent-style-name="Standard">
      <style:paragraph-properties fo:margin-top="0in" fo:margin-bottom="0in" fo:line-height="100%">
        <style:tab-stops>
          <style:tab-stop style:position="0.9898in"/>
          <style:tab-stop style:position="1.2189in"/>
          <style:tab-stop style:position="2.8854in"/>
          <style:tab-stop style:position="4.4063in"/>
          <style:tab-stop style:position="4.7398in"/>
          <style:tab-stop style:position="5.1772in"/>
          <style:tab-stop style:position="5.4898in"/>
        </style:tab-stops>
      </style:paragraph-properties>
    </style:style>
    <style:style style:name="P6" style:family="paragraph" style:parent-style-name="Standard">
      <style:paragraph-properties fo:margin-top="0in" fo:margin-bottom="0in" fo:line-height="100%">
        <style:tab-stops>
          <style:tab-stop style:position="0.9898in"/>
          <style:tab-stop style:position="1.2189in"/>
          <style:tab-stop style:position="2.2602in"/>
        </style:tab-stops>
      </style:paragraph-properties>
    </style:style>
    <style:style style:name="P7" style:family="paragraph" style:parent-style-name="Standard">
      <style:paragraph-properties fo:margin-top="0in" fo:margin-bottom="0in" fo:line-height="100%">
        <style:tab-stops>
          <style:tab-stop style:position="0.9898in"/>
          <style:tab-stop style:position="1.2189in"/>
          <style:tab-stop style:position="2.4272in"/>
          <style:tab-stop style:position="3.6339in" style:type="center"/>
        </style:tab-stops>
      </style:paragraph-properties>
    </style:style>
    <style:style style:name="P8" style:family="paragraph" style:parent-style-name="Standard">
      <style:paragraph-properties fo:margin-top="0in" fo:margin-bottom="0in">
        <style:tab-stops>
          <style:tab-stop style:position="1.2189in"/>
        </style:tab-stops>
      </style:paragraph-properties>
    </style:style>
    <style:style style:name="P9" style:family="paragraph" style:parent-style-name="Standard">
      <style:paragraph-properties fo:margin-top="0in" fo:margin-bottom="0in" fo:line-height="100%" fo:padding-left="0.0555in" fo:padding-right="0in" fo:padding-top="0.0138in" fo:padding-bottom="0.0138in" fo:border="0.0071in solid #00000a">
        <style:tab-stops>
          <style:tab-stop style:position="4.7189in"/>
        </style:tab-stops>
      </style:paragraph-properties>
    </style:style>
    <style:style style:name="P10" style:family="paragraph" style:parent-style-name="Standard">
      <style:paragraph-properties fo:margin-left="-0.2in" fo:margin-right="-0.6in" fo:text-indent="0in" style:auto-text-indent="false">
        <style:tab-stops>
          <style:tab-stop style:position="5.0311in"/>
        </style:tab-stops>
      </style:paragraph-properties>
    </style:style>
    <style:style style:name="P11" style:family="paragraph" style:parent-style-name="Standard">
      <style:paragraph-properties fo:margin-left="-0.2in" fo:margin-right="-0.6in" fo:margin-top="0in" fo:margin-bottom="0in" fo:line-height="100%" fo:text-indent="0in" style:auto-text-indent="false"/>
    </style:style>
    <style:style style:name="P12" style:family="paragraph" style:parent-style-name="Standard">
      <style:paragraph-properties fo:margin-left="-0.2in" fo:margin-right="-0.4in" fo:margin-top="0in" fo:margin-bottom="0in" fo:line-height="100%" fo:text-indent="0in" style:auto-text-indent="false"/>
    </style:style>
    <style:style style:name="P13" style:family="paragraph" style:parent-style-name="Standard">
      <style:paragraph-properties fo:margin-left="-0.2in" fo:margin-right="-0.4in" fo:margin-top="0in" fo:margin-bottom="0in" fo:line-height="100%" fo:text-indent="0in" style:auto-text-indent="false"/>
      <style:text-properties fo:font-size="10pt" style:font-size-asian="10pt" style:font-size-complex="10pt"/>
    </style:style>
    <style:style style:name="P14" style:family="paragraph" style:parent-style-name="Standard">
      <style:paragraph-properties fo:margin-left="1.5in" fo:margin-right="-0.6in" fo:margin-top="0in" fo:margin-bottom="0in" fo:line-height="100%" fo:text-indent="0in" style:auto-text-indent="false"/>
    </style:style>
    <style:style style:name="P15" style:family="paragraph" style:parent-style-name="Standard">
      <style:paragraph-properties fo:margin-left="0in" fo:margin-right="0in" fo:margin-top="0in" fo:margin-bottom="0in" fo:line-height="100%" fo:text-indent="0.5in" style:auto-text-indent="false"/>
    </style:style>
    <style:style style:name="P16" style:family="paragraph" style:parent-style-name="Standard" style:master-page-name="Standard">
      <style:paragraph-properties style:page-number="auto"/>
    </style:style>
    <style:style style:name="P17" style:family="paragraph" style:parent-style-name="List_20_Paragraph" style:list-style-name="WWNum1"/>
    <style:style style:name="P18" style:family="paragraph" style:parent-style-name="List_20_Paragraph">
      <style:paragraph-properties fo:margin-top="0in" fo:margin-bottom="0in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fo:font-size="12pt" fo:font-style="italic" style:font-size-asian="12pt" style:font-style-asian="italic" style:font-size-complex="12pt" style:font-style-complex="italic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2">Pawn Broking software solutions</text:span></text:p>
      <text:p text:style-name="Standard">As intimated to you at the discussion <text:s/>held <text:s/>on <text:s/>11/03/2011, <text:s/>The following computer <text:s/>reports to be generated <text:s/>in order to submit <text:s/>same to the management as an <text:s/>when <text:s/>required.</text:p>
      <text:p text:style-name="Standard"/>
      <text:list xml:id="list41378222" text:style-name="WWNum1">
        <text:list-item>
          <text:p text:style-name="P17"><text:span text:style-name="T3"><text:s/></text:span><text:span text:style-name="T4">Pawning <text:s/>Business transaction summary Report under the following columns</text:span><text:span text:style-name="T3">.</text:span></text:p>
        </text:list-item>
      </text:list>
      <text:p text:style-name="P2"><text:span text:style-name="T7">As at <text:s text:c="11"/>Branch <text:s text:c="31"/>Total Advances <text:s/>granted <text:s text:c="24"/>Total Advances recovered <text:s text:c="22"/>Total Balanvce <text:s/>O/S <text:s text:c="9"/></text:span></text:p>
      <text:p text:style-name="P3"><text:span text:style-name="T7"><text:tab/> <text:s text:c="6"/>1 <text:s text:c="23"/></text:span><text:span text:style-name="T8">No <text:s text:c="9"/>Amount</text:span><text:span text:style-name="T7"><text:tab/> <text:s text:c="54"/></text:span><text:span text:style-name="T8">No <text:s text:c="6"/>Amount</text:span><text:span text:style-name="T7"><text:tab/> <text:s text:c="37"/></text:span><text:span text:style-name="T8">No <text:s text:c="6"/>Amount</text:span></text:p>
      <text:p text:style-name="P2"><text:span text:style-name="T7"><text:s text:c="29"/>2</text:span></text:p>
      <text:p text:style-name="P2"><text:span text:style-name="T7"><text:s text:c="29"/>3</text:span></text:p>
      <text:p text:style-name="P2"><text:span text:style-name="T7"><text:s text:c="29"/>4 </text:span></text:p>
      <text:p text:style-name="Standard"><text:s text:c="36"/>T<text:span text:style-name="T1">otal <text:s/>(Rs):</text:span></text:p>
      <text:p text:style-name="Standard"/>
      <text:list xml:id="list41359473" text:continue-numbering="true" text:style-name="WWNum1">
        <text:list-item>
          <text:p text:style-name="P17"><text:span text:style-name="T3"><text:s/></text:span><text:span text:style-name="T4">Summary of Interest <text:s/>Income <text:s text:c="2"/></text:span></text:p>
        </text:list-item>
      </text:list>
      <text:p text:style-name="List_20_Paragraph"><text:span text:style-name="T4"><text:s text:c="29"/></text:span></text:p>
      <text:p text:style-name="P9"><text:span text:style-name="T7">Branch <text:s text:c="18"/></text:span>1<text:span text:style-name="T9">st </text:span>quarter <text:s/><text:span text:style-name="T7"><text:s text:c="33"/></text:span>2<text:span text:style-name="T9">nd</text:span> <text:span text:style-name="T9"><text:s/></text:span>quarter<text:span text:style-name="T7"><text:tab/> <text:s text:c="9"/></text:span>3<text:span text:style-name="T9">rd</text:span> <text:span text:style-name="T9"><text:s/></text:span>quarter <text:s text:c="26"/>4<text:span text:style-name="T9">th</text:span> quarter<text:span text:style-name="T7"> <text:s text:c="34"/></text:span></text:p>
      <text:p text:style-name="P4"><text:span text:style-name="T7">1<text:tab/></text:span><text:span text:style-name="T8"> <text:s text:c="15"/>Interest <text:s text:c="8"/>Interest<text:tab/> <text:s text:c="3"/>Interest <text:s text:c="10"/>Interest <text:s text:c="13"/>Interest <text:s text:c="7"/>Interest</text:span><text:span text:style-name="T7"> <text:s text:c="12"/></text:span><text:span text:style-name="T8">Interest <text:s text:c="10"/>Interst</text:span></text:p>
      <text:p text:style-name="P5"><text:span text:style-name="T7">2</text:span><text:span text:style-name="T8"> <text:s text:c="44"/>Recovered <text:s text:c="4"/>Receivable <text:s text:c="7"/>Recovered <text:s text:c="5"/>Receivable</text:span><text:span text:style-name="T7"><text:tab/> </text:span><text:span text:style-name="T8">Recovered <text:s text:c="3"/>Receivable <text:s text:c="7"/>Recovered <text:s text:c="6"/>Receivable</text:span></text:p>
      <text:p text:style-name="P6"><text:span text:style-name="T7">3<text:tab/> <text:s text:c="15"/>Rs:<text:tab/>Rs: <text:s text:c="21"/>Rs: <text:s text:c="19"/>Rs: <text:s text:c="21"/>Rs: <text:s text:c="18"/>Rs: <text:s text:c="21"/>Rs: <text:s text:c="20"/>Rs:</text:span></text:p>
      <text:p text:style-name="P7"><text:span text:style-name="T7">4</text:span></text:p>
      <text:p text:style-name="P5"><text:span text:style-name="T8"><text:s text:c="50"/></text:span></text:p>
      <text:p text:style-name="P8"><text:span text:style-name="T7"><text:tab/></text:span>T<text:span text:style-name="T1">otal <text:s/>(Rs):</text:span></text:p>
      <text:p text:style-name="Standard"/>
      <text:list xml:id="list41379529" text:continue-numbering="true" text:style-name="WWNum1">
        <text:list-item>
          <text:p text:style-name="P17"><text:span text:style-name="T6"><text:s text:c="2"/></text:span><text:span text:style-name="T4">Pawned Article Summary Report</text:span></text:p>
        </text:list-item>
      </text:list>
      <text:p text:style-name="P11"><text:span text:style-name="T7"><text:s text:c="8"/>As at <text:s text:c="32"/>Total No of Pawned <text:s text:c="39"/>Total No of Redeemed <text:s text:c="39"/>Balance (No of Articles</text:span><text:span text:style-name="T8"> ) <text:s/></text:span></text:p>
      <text:p text:style-name="P12"><text:span text:style-name="T8"><text:s text:c="12"/></text:span><text:span text:style-name="T7"><text:s text:c="51"/>Articles <text:s text:c="58"/>Articles <text:s text:c="68"/>on hold</text:span></text:p>
      <text:p text:style-name="P14"><text:span text:style-name="T8"><text:s text:c="50"/></text:span><text:span text:style-name="T7"><text:s/></text:span></text:p>
      <text:p text:style-name="P13"/>
      <text:p text:style-name="P14"><text:span text:style-name="T8"><text:s text:c="50"/></text:span><text:span text:style-name="T7"><text:s/></text:span></text:p>
      <text:p text:style-name="P13"/>
      <text:p text:style-name="P10"><text:span text:style-name="T7"><text:s text:c="56"/><text:tab/></text:span></text:p>
      <text:p text:style-name="P14"><text:span text:style-name="T5"><text:s text:c="5"/></text:span></text:p>
      <text:list xml:id="list41383635" text:continue-numbering="true" text:style-name="WWNum1">
        <text:list-item>
          <text:p text:style-name="P17"><text:span text:style-name="T4"><text:s/>Pawning Transactions by size <text:s text:c="2"/></text:span></text:p>
        </text:list-item>
      </text:list>
      <text:p text:style-name="P18"><text:span text:style-name="T4"><text:s text:c="47"/></text:span><text:span text:style-name="T5"><text:s text:c="13"/></text:span><text:span text:style-name="T4">Q-1 <text:s text:c="33"/>Q-2 <text:s text:c="28"/>Q-3 <text:s text:c="27"/>Q-4</text:span></text:p>
      <text:p text:style-name="P15"><text:s text:c="60"/>No<text:span text:style-name="T8"> <text:s text:c="3"/>Amount</text:span> <text:s text:c="19"/>No<text:span text:style-name="T8"> <text:s text:c="3"/>Amount</text:span> <text:s text:c="15"/>No<text:span text:style-name="T8"> <text:s text:c="3"/>Amount</text:span> <text:s text:c="17"/>No<text:span text:style-name="T8"> <text:s text:c="3"/>Amount</text:span> <text:s text:c="11"/></text:p>
      <text:p text:style-name="P15">Rs: <text:s/>5000/= <text:s text:c="4"/>- <text:s/>50,000/= <text:s text:c="14"/></text:p>
      <text:p text:style-name="P15">Rs : <text:s/>50,000/= <text:s/>-100,000/=</text:p>
      <text:p text:style-name="P15">Over Rs: 100,000/= <text:s text:c="29"/></text:p>
      <text:p text:style-name="P3"><text:tab/><text:span text:style-name="T7"><text:tab/></text:span><text:span text:style-name="T8"> </text:span></text:p>
      <text:p text:style-name="P2"><text:span text:style-name="T7"><text:s text:c="29"/></text:span></text:p>
      <text:p text:style-name="P1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si" style:country-complex="LK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F" style:font-size-complex="11pt" style:language-complex="si" style:country-complex="LK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List_20_Paragraph" style:display-name="List Paragraph" style:family="paragraph" style:parent-style-name="Standard"/>
    <style:style style:name="ListLabel_20_1" style:display-name="ListLabel 1" style:family="text">
      <style:text-properties fo:font-weight="bold" style:font-weight-asian="bold" style:font-weight-complex="bold"/>
    </style:style>
    <style:style style:name="ListLabel_20_2" style:display-name="ListLabel 2" style:family="text">
      <style:text-properties fo:font-weight="bold" style:font-weight-asian="bold" style:font-name-complex="F" style:font-weight-complex="bold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25in" fo:margin-left="0.3126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0.2in" fo:margin-right="0.2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nohari</meta:initial-creator>
    <dc:creator>manohari</dc:creator>
    <meta:editing-cycles>15</meta:editing-cycles>
    <meta:print-date>2011-03-11T11:23:00</meta:print-date>
    <meta:creation-date>2011-03-03T10:44:00</meta:creation-date>
    <dc:date>2011-03-14T05:45:00</dc:date>
    <meta:editing-duration>PT00H02M15S</meta:editing-duration>
    <meta:generator>OpenOffice.org/3.2$Win32 OpenOffice.org_project/320m18$Build-9502</meta:generator>
    <meta:document-statistic meta:table-count="0" meta:image-count="0" meta:object-count="0" meta:page-count="2" meta:paragraph-count="33" meta:word-count="163" meta:character-count="2686"/>
    <meta:template xlink:type="simple" xlink:actuate="onRequest" xlink:title="Normal" xlink:href=""/>
  </office:meta>
</office:document-meta>
</file>